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 gras" style:font-family-generic="roman" style:font-pitch="variable"/>
    <style:font-face style:name="Perpetua1" svg:font-family="Perpetua" style:font-adornments="Gras" style:font-family-generic="roman" style:font-pitch="variable"/>
    <style:font-face style:name="Perpetua2" svg:font-family="Perpetua" style:font-adornments="Gras Italique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Liberation Serif1"/>
    </style:style>
    <style:style style:name="P2" style:family="paragraph" style:parent-style-name="Standard">
      <style:text-properties style:font-name="Liberation Serif1" officeooo:rsid="002dba06" officeooo:paragraph-rsid="002dba06"/>
    </style:style>
    <style:style style:name="P3" style:family="paragraph" style:parent-style-name="Standard">
      <style:text-properties officeooo:rsid="002ca710" officeooo:paragraph-rsid="002ca710"/>
    </style:style>
    <style:style style:name="P4" style:family="paragraph" style:parent-style-name="Text_20_body">
      <style:text-properties style:font-name="Liberation Serif1" officeooo:rsid="00294f08" officeooo:paragraph-rsid="00294f08"/>
    </style:style>
    <style:style style:name="P5" style:family="paragraph" style:parent-style-name="Text_20_body">
      <style:text-properties style:font-name="Liberation Serif1" officeooo:rsid="00294f08" officeooo:paragraph-rsid="002dba06"/>
    </style:style>
    <style:style style:name="P6" style:family="paragraph" style:parent-style-name="Text_20_body">
      <style:text-properties style:font-name="Liberation Serif1" fo:font-weight="bold" officeooo:rsid="00294f08" officeooo:paragraph-rsid="00294f08" style:font-weight-asian="bold" style:font-weight-complex="bold"/>
    </style:style>
    <style:style style:name="P7" style:family="paragraph" style:parent-style-name="Heading_20_1">
      <style:text-properties style:font-name="Liberation Serif1"/>
    </style:style>
    <style:style style:name="P8" style:family="paragraph" style:parent-style-name="Heading_20_1">
      <style:text-properties style:font-name="Liberation Serif1" officeooo:rsid="00294f08" officeooo:paragraph-rsid="00294f08"/>
    </style:style>
    <style:style style:name="P9" style:family="paragraph" style:parent-style-name="Heading_20_2">
      <style:text-properties officeooo:rsid="002ca710" officeooo:paragraph-rsid="002e04f3"/>
    </style:style>
    <style:style style:name="P10" style:family="paragraph" style:parent-style-name="Heading_20_2">
      <style:text-properties officeooo:paragraph-rsid="002ffbae"/>
    </style:style>
    <style:style style:name="P11" style:family="paragraph" style:parent-style-name="Standard">
      <style:text-properties style:font-name="Liberation Serif1"/>
    </style:style>
    <style:style style:name="P12" style:family="paragraph" style:parent-style-name="Standard">
      <style:text-properties style:font-name="Liberation Serif1" officeooo:rsid="002dba06" officeooo:paragraph-rsid="002e04f3"/>
    </style:style>
    <style:style style:name="P13" style:family="paragraph" style:parent-style-name="Standard">
      <style:text-properties style:font-name="Liberation Serif1" officeooo:rsid="002dba06" officeooo:paragraph-rsid="002ffbae"/>
    </style:style>
    <style:style style:name="P14" style:family="paragraph" style:parent-style-name="Standard">
      <style:text-properties style:font-name="Liberation Serif1" officeooo:rsid="002e04f3" officeooo:paragraph-rsid="002e04f3"/>
    </style:style>
    <style:style style:name="P15" style:family="paragraph" style:parent-style-name="Standard" style:list-style-name="L1">
      <style:text-properties style:font-name="Liberation Serif1" officeooo:rsid="002e04f3" officeooo:paragraph-rsid="002e04f3"/>
    </style:style>
    <style:style style:name="P16" style:family="paragraph" style:parent-style-name="Standard" style:list-style-name="L2">
      <style:text-properties style:font-name="Liberation Serif1" officeooo:rsid="002e04f3" officeooo:paragraph-rsid="002ffbae"/>
    </style:style>
    <style:style style:name="P17" style:family="paragraph" style:parent-style-name="Standard">
      <style:text-properties style:font-name="Liberation Serif1" officeooo:rsid="002e04f3" officeooo:paragraph-rsid="0030eac3"/>
    </style:style>
    <style:style style:name="P18" style:family="paragraph" style:parent-style-name="Standard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9" style:family="paragraph" style:parent-style-name="Standard" style:list-style-name="L3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20" style:family="paragraph" style:parent-style-name="Standard" style:list-style-name="L3">
      <style:text-properties style:use-window-font-color="true" style:font-name="Liberation Serif1" fo:font-size="11pt" fo:language="fr" fo:country="FR" officeooo:rsid="002e04f3" officeooo:paragraph-rsid="002eee37" style:font-name-asian="Times New Roman" style:font-size-asian="10pt" style:font-name-complex="Times New Roman" style:font-size-complex="12pt" style:language-complex="ar" style:country-complex="SA"/>
    </style:style>
    <style:style style:name="P21" style:family="paragraph" style:parent-style-name="chapitre" style:master-page-name="Standard">
      <loext:graphic-properties draw:fill-color="#ccffff" draw:fill-image-width="0cm" draw:fill-image-height="0cm"/>
      <style:paragraph-properties style:page-number="auto"/>
      <style:text-properties style:font-name="Liberation Serif1" officeooo:rsid="00294f08" officeooo:paragraph-rsid="00294f08"/>
    </style:style>
    <style:style style:name="P22" style:family="paragraph" style:parent-style-name="Text_20_body">
      <style:text-properties style:font-name="Liberation Serif1" officeooo:rsid="002ca710" officeooo:paragraph-rsid="002e04f3"/>
    </style:style>
    <style:style style:name="P23" style:family="paragraph" style:parent-style-name="Text_20_body">
      <style:text-properties style:font-name="Liberation Serif1" officeooo:rsid="00294f08" officeooo:paragraph-rsid="0031d0de"/>
    </style:style>
    <style:style style:name="P24" style:family="paragraph" style:parent-style-name="Text_20_body">
      <style:text-properties style:use-window-font-color="true" style:font-name="Liberation Serif1" fo:font-size="11pt" fo:language="fr" fo:country="FR" officeooo:rsid="002dba06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25" style:family="paragraph" style:parent-style-name="Text_20_body">
      <style:text-properties style:use-window-font-color="true" style:font-name="Liberation Serif1" fo:font-size="11pt" fo:language="fr" fo:country="FR" officeooo:rsid="002dba06" officeooo:paragraph-rsid="002ffbae" style:font-name-asian="Times New Roman" style:font-size-asian="10pt" style:font-name-complex="Times New Roman" style:font-size-complex="12pt" style:language-complex="ar" style:country-complex="SA"/>
    </style:style>
    <style:style style:name="P26" style:family="paragraph" style:parent-style-name="Text_20_body">
      <style:text-properties style:use-window-font-color="true" style:font-name="Liberation Serif1" fo:font-size="11pt" fo:language="fr" fo:country="FR" officeooo:rsid="00294f08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27" style:family="paragraph" style:parent-style-name="Text_20_body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28" style:family="paragraph" style:parent-style-name="Text_20_body">
      <style:text-properties style:use-window-font-color="true" style:font-name="Liberation Serif1" fo:font-size="11pt" fo:language="fr" fo:country="FR" officeooo:rsid="0030eac3" officeooo:paragraph-rsid="0030eac3" style:font-name-asian="Times New Roman" style:font-size-asian="10pt" style:font-name-complex="Times New Roman" style:font-size-complex="12pt" style:language-complex="ar" style:country-complex="SA"/>
    </style:style>
    <style:style style:name="P29" style:family="paragraph" style:parent-style-name="Text_20_body">
      <style:text-properties style:use-window-font-color="true" style:font-name="Liberation Serif1" fo:font-size="11pt" fo:language="fr" fo:country="FR" fo:font-weight="bold" officeooo:rsid="0030eac3" officeooo:paragraph-rsid="0030eac3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e1a" style:font-weight-asian="bold" style:font-weight-complex="bold"/>
    </style:style>
    <style:style style:name="T3" style:family="text">
      <style:text-properties fo:font-weight="bold" officeooo:rsid="002dba06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2af3c5"/>
    </style:style>
    <style:style style:name="T6" style:family="text">
      <style:text-properties officeooo:rsid="002ca710"/>
    </style:style>
    <style:style style:name="T7" style:family="text">
      <style:text-properties style:font-name="Liberation Serif1"/>
    </style:style>
    <style:style style:name="T8" style:family="text">
      <style:text-properties officeooo:rsid="002dba0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dba06" style:font-weight-asian="normal" style:font-weight-complex="normal"/>
    </style:style>
    <style:style style:name="T11" style:family="text">
      <style:text-properties officeooo:rsid="002e04f3"/>
    </style:style>
    <style:style style:name="T12" style:family="text">
      <style:text-properties officeooo:rsid="002eee37"/>
    </style:style>
    <style:style style:name="T13" style:family="text">
      <style:text-properties officeooo:rsid="00294f08"/>
    </style:style>
    <style:style style:name="T14" style:family="text">
      <style:text-properties officeooo:rsid="0030eac3"/>
    </style:style>
    <style:style style:name="T15" style:family="text">
      <style:text-properties officeooo:rsid="0031d0de"/>
    </style:style>
    <style:style style:name="T16" style:family="text">
      <style:text-properties officeooo:rsid="00334899"/>
    </style:style>
    <style:style style:name="T17" style:family="text"/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tilisation de la classe Model</text:p>
      <text:h text:style-name="P8" text:outline-level="1" text:is-list-header="true">Pré requis</text:h>
      <text:p text:style-name="P4">Créer un modèle par table ou jointure dans le dossier model</text:p>
      <text:p text:style-name="P4">Chaque modèle hérite de la classe Model</text:p>
      <text:p text:style-name="P4">Chaque modèle a la propriété $table qu'il faut renseigner, soit avec le nom de la table, soit avec la jointure</text:p>
      <text:p text:style-name="P4">Exemples</text:p>
      <text:p text:style-name="P4">class Tournoi extends Model{</text:p>
      <text:p text:style-name="P4"><text:s text:c="4"/>//put your code here</text:p>
      <text:p text:style-name="P4"><text:s text:c="4"/>var $table='tournois';</text:p>
      <text:p text:style-name="P4">}</text:p>
      <text:p text:style-name="P4">ou</text:p>
      <text:p text:style-name="P4">class JeuTournoi extends Model{</text:p>
      <text:p text:style-name="P4"><text:s text:c="4"/>//put your code here</text:p>
      <text:p text:style-name="P4"><text:s text:c="4"/>var $table='tournois inner join jeux on tournois.codejeu=jeux.codejeu ';</text:p>
      <text:p text:style-name="P4">}</text:p>
      <text:h text:style-name="P7" text:outline-level="1">Utilisation des méthodes de la classe Model</text:h>
      <text:h text:style-name="Heading_20_2" text:outline-level="2">Le constructeur (__construct() )</text:h>
      <text:p text:style-name="P3">Utilise le fichier Conf.php du dossier config du mini-framework qui contient la description de la classe Conf</text:p>
      <text:p text:style-name="P3">class Conf {</text:p>
      <text:p text:style-name="P3"><text:s text:c="4"/>static $debug=1;</text:p>
      <text:p text:style-name="P3"><text:s text:c="4"/>static $databases = array(</text:p>
      <text:p text:style-name="P3"><text:s text:c="8"/>'default' =&gt; array(</text:p>
      <text:p text:style-name="P3"><text:s text:c="12"/>'host' =&gt; 'localhost',</text:p>
      <text:p text:style-name="P3"><text:s text:c="12"/>'database' =&gt; 'indis',</text:p>
      <text:p text:style-name="P3"><text:s text:c="12"/>'login' =&gt; 'root',</text:p>
      <text:p text:style-name="P3"><text:s text:c="12"/>'password' =&gt; ''</text:p>
      <text:p text:style-name="P3"><text:s text:c="8"/>)</text:p>
      <text:p text:style-name="P3"><text:s text:c="4"/>);</text:p>
      <text:p text:style-name="P3"/>
      <text:p text:style-name="P3">}</text:p>
      <text:p text:style-name="P3">On retrouve les paramètres par défaut de la connexion à la base de données<text:span text:style-name="T7"> <text:s text:c="3"/></text:span></text:p>
      <text:h text:style-name="Heading_20_2" text:outline-level="2">Méthode find()</text:h>
      <text:p text:style-name="P23">La méthode find exécute une requête sur la table ou la jointure de l'instance du modèle. </text:p>
      <text:p text:style-name="P23"><text:span text:style-name="T15">Premier paramètre : </text:span><text:s/><text:span text:style-name="T15">Cette méthode reçoit en paramètre d'entrée un tableau ($req) contenant des informations sur la projection, la restriction, le regroupement. Ce paramètre a pour valeur par défaut '' (chaîne vide), dans ce cas la requête sera de la forme select * from « table ou jointure »</text:span> </text:p>
      <text:p text:style-name="P23"><text:span text:style-name="T15">Deuxième paramètre : <text:s/>Cette méthode reçoit en paramètre le type de tableau à retourner, par défaut 'OBJ' pour retourner un tableau d'objet, sinon se sera 'ASSOC' pour retourner un tableau associatif.</text:span></text:p>
      <text:h text:style-name="Heading_20_3" text:outline-level="3">Paramétrage <text:span text:style-name="T8">pour utiliser la méthode find()</text:span></text:h>
      <text:p text:style-name="P5"><text:soft-page-break/><text:span text:style-name="T1">La projection</text:span> : </text:p>
      <text:p text:style-name="P5">si la projection est <text:span text:style-name="T5">différente</text:span> de * on prépare un tableau associatif avec l’étiquette 'projection' qui contient la liste des colonnes à afficher sous forme d'une chaîne de caractères</text:p>
      <text:p text:style-name="P4"><text:span text:style-name="T1">La </text:span><text:span text:style-name="T3">restriction </text:span><text:span text:style-name="T10">(</text:span><text:span text:style-name="T9">clause where</text:span> , <text:span text:style-name="T5">conditions)</text:span>: <text:span text:style-name="T8">Si la clause where existe, </text:span>on prépare un tableau associatif avec l'étiquette 'conditions'. On forme un tableau associatif avec comme étiquette le nom de la colonne et comme valeur la valeur à tester.</text:p>
      <text:p text:style-name="P4"><text:span text:style-name="T1">La clause group by </text:span>: si on veut <text:span text:style-name="T5">exécuter</text:span> une fonction statistique , on rajoute un tableau associatif avec l'étiquette 'groupby' qui contient la liste des colonnes sur lesquelles porte le regroupement <text:s/>sous forme d'une chaîne de caractères</text:p>
      <text:p text:style-name="P6">Exemple :</text:p>
      <text:p text:style-name="P1"><text:s/>function nbjeux() {</text:p>
      <text:p text:style-name="P1"><text:s text:c="8"/>$modJeuTournoi = $this-&gt;loadModel('JeuTournoi');</text:p>
      <text:p text:style-name="P1"><text:s text:c="8"/>$params = array();</text:p>
      <text:p text:style-name="P1"><text:s text:c="8"/>$projection = 'jeux.codejeu, nomjeu, count(*) as nbjeu ';</text:p>
      <text:p text:style-name="P1"><text:s text:c="8"/>$groupby = ' codejeu, nomjeu ';</text:p>
      <text:p text:style-name="P1"><text:s text:c="9"/>$params = array( 'projection' =&gt; $projection, 'groupby' =&gt; $groupby);</text:p>
      <text:p text:style-name="P1"><text:s text:c="8"/>$d['jeuxtournois'] = $modJeuTournoi-&gt;find($params);</text:p>
      <text:p text:style-name="P1"/>
      <text:p text:style-name="P1"><text:s text:c="8"/>$this-&gt;set($d);</text:p>
      <text:p text:style-name="P1"><text:s text:c="4"/>}</text:p>
      <text:p text:style-name="P29">Valeur retournée</text:p>
      <text:p text:style-name="P17">Cette méthode renvoie <text:span text:style-name="T14">un tableau contenant chaque ligne de la table. Ce tableau est par défaut un tableau d'objets. Si le deuxième paramètre en entrée est spécifié ce sera un tableau associatif.</text:span></text:p>
      <text:h text:style-name="Heading_20_2" text:outline-level="2"><text:span text:style-name="T8">Méthode </text:span>findFirst</text:h>
      <text:p text:style-name="P2">Cette méthode s'utilise comme la méthode find, elle retourne <text:span text:style-name="T16">un tableau ne contenant que</text:span> la première ligne du tableau résultat.</text:p>
      <text:h text:style-name="Heading_20_2" text:outline-level="2">Méthode insert<text:span text:style-name="T11">AI</text:span></text:h>
      <text:p text:style-name="P24"><text:span text:style-name="T11">Insérer</text:span> une ligne avec une colonne en Auto-increment</text:p>
      <text:p text:style-name="P12">Cette méthode <text:span text:style-name="T11">attend deux tableaux en paramètres :</text:span></text:p>
      <text:list xml:id="list327420391665566170" text:style-name="L1">
        <text:list-item>
          <text:p text:style-name="P15">le premier contient les noms de colonnes</text:p>
        </text:list-item>
        <text:list-item>
          <text:p text:style-name="P15">le second contient les valeurs des colonnes (bien sur dans le même ordre que les noms)</text:p>
        </text:list-item>
      </text:list>
      <text:p text:style-name="P29">Valeur retournée</text:p>
      <text:p text:style-name="P14">Cette méthode renvoie le numéro de la ligne insérée</text:p>
      <text:h text:style-name="P10" text:outline-level="2">Méthode insert</text:h>
      <text:p text:style-name="P25"><text:span text:style-name="T11">Insérer</text:span> une ligne </text:p>
      <text:p text:style-name="P13">Cette méthode <text:span text:style-name="T11">attend deux tableaux en paramètres :</text:span></text:p>
      <text:list xml:id="list6240942450364984859" text:style-name="L2">
        <text:list-item>
          <text:p text:style-name="P16">le premier contient les noms de colonnes</text:p>
        </text:list-item>
        <text:list-item>
          <text:p text:style-name="P16">le second contient les valeurs des colonnes (bien sur dans le même ordre que les noms)</text:p>
        </text:list-item>
      </text:list>
      <text:p text:style-name="P29">Valeur retournée</text:p>
      <text:p text:style-name="P28">Cette méthode renvoie une chaîne de caractère en cas d'erreur, <text:s/>null sinon. </text:p>
      <text:h text:style-name="P9" text:outline-level="2">Méthode delete</text:h>
      <text:p text:style-name="P18">Supprimer une ou plusieurs lignes </text:p>
      <text:p text:style-name="P18">Cette méthode attend un seul tableau en paramètre. Ce tableau <text:s/>permet de construire la clause where comme pour la méthode find()</text:p>
      <text:p text:style-name="P26"><text:soft-page-break/><text:span text:style-name="T1">La </text:span><text:span text:style-name="T3">restriction </text:span><text:span text:style-name="T10">(</text:span><text:span text:style-name="T9">clause where</text:span> , <text:span text:style-name="T5">conditions)</text:span>: <text:span text:style-name="T8">Si la clause where existe, </text:span>on prépare un tableau associatif avec l'étiquette 'conditions'. On forme un tableau associatif avec comme étiquette le nom de la colonne et comme valeur la valeur à tester.</text:p>
      <text:p text:style-name="P29">Valeur retournée</text:p>
      <text:p text:style-name="P28">Cette méthode renvoie une chaîne de caractère en cas d'erreur, <text:s/>null sinon. </text:p>
      <text:h text:style-name="P9" text:outline-level="2">Méthode <text:span text:style-name="T11">update()</text:span></text:h>
      <text:p text:style-name="P27">Mettre à jour une ou plusieurs lignes</text:p>
      <text:p text:style-name="P18">Cette méthode attend un seul tableau en paramètre. Ce tableau contient lui-même deux tableaux</text:p>
      <text:list xml:id="list8430575064519362740" text:style-name="L3">
        <text:list-item>
          <text:p text:style-name="P19">le premier tableau : <text:span text:style-name="T1">donnes</text:span> est un tableau associatif avec pour <text:span text:style-name="T12">étiquette</text:span> le nom de la colonne à mettre à jour et pour valeur la nouvelle valeur </text:p>
        </text:list-item>
        <text:list-item>
          <text:p text:style-name="P20">le <text:span text:style-name="T12">deuxième</text:span> tableau : <text:span text:style-name="T1">conditions</text:span> <text:span text:style-name="T13">avec comme étiquette le nom de la colonne et comme valeur la valeur à tester.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 gras" style:font-family-generic="roman" style:font-pitch="variable"/>
    <style:font-face style:name="Perpetua1" svg:font-family="Perpetua" style:font-adornments="Gras" style:font-family-generic="roman" style:font-pitch="variable"/>
    <style:font-face style:name="Perpetua2" svg:font-family="Perpetua" style:font-adornments="Gras Italique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Perpetua" fo:font-family="Perpetua" style:font-style-name="Normal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0"/>
      <style:text-properties style:font-name="Perpetua1" fo:font-family="Perpetua" style:font-style-name="Gras" style:font-family-generic="roman" style:font-pitch="variable" fo:font-size="14pt" style:text-underline-style="solid" style:text-underline-width="auto" style:text-underline-color="font-color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graphic-properties draw:fill-image-width="0cm" draw:fill-image-height="0cm"/>
      <style:paragraph-properties fo:margin-top="0.423cm" fo:margin-bottom="0.106cm" loext:contextual-spacing="false" style:shadow="none" fo:keep-with-next="always"/>
      <style:text-properties style:font-name="Liberation Serif" fo:font-family="'Liberation Serif'" style:font-style-name="Italique gras" style:font-family-generic="roman" style:font-pitch="variable" fo:font-size="13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212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212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loext:contextual-spacing="false"/>
      <style:text-properties fo:font-size="7.5pt" fo:font-weight="bold" style:font-size-asian="7.5pt" style:font-weight-asian="bold" style:font-size-complex="7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Perpetua" fo:font-family="Perpetua" style:font-style-name="Normal" style:font-family-generic="roman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Book Antiqua" fo:font-family="'Book Antiqua'" style:font-style-name="Normal" style:font-family-generic="roman" style:font-pitch="variable" fo:font-size="12pt"/>
    </style:style>
    <style:style style:name="note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Standard" style:next-style-name="Subtitle" style:class="chapter">
      <style:graphic-properties draw:fill="solid" draw:fill-color="#e0e0e0" draw:opacity="100%"/>
      <style:paragraph-properties fo:margin-top="0.423cm" fo:margin-bottom="0.106cm" loext:contextual-spacing="false" fo:text-align="center" style:justify-single-word="false" fo:background-color="#e0e0e0" fo:padding-left="0.141cm" fo:padding-right="0.141cm" fo:padding-top="0.035cm" fo:padding-bottom="0.035cm" fo:border="0.51pt solid #000000"/>
      <style:text-properties style:font-name="Comic Sans MS" fo:font-family="'Comic Sans MS'" style:font-family-generic="script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1" style:family="paragraph" style:parent-style-name="Standard" style:next-style-name="Text_20_body" style:list-style-name="Numbering_20_1">
      <style:paragraph-properties fo:margin-top="0.423cm" fo:margin-bottom="0.212cm" loext:contextual-spacing="false" fo:keep-with-next="always" text:number-lines="false" text:line-number="0"/>
      <style:text-properties style:font-name="Book Antiqua" fo:font-family="'Book Antiqua'" style:font-style-name="Normal" style:font-family-generic="roman" style:font-pitch="variable" fo:font-size="14pt" style:text-underline-style="solid" style:text-underline-width="auto" style:text-underline-color="font-color" fo:font-weight="bold" style:font-name-asian="MS Mincho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Style_20_Titre_20__2b__20__28_Latin_29__20_Arabic_20_Transparent_20_18_20_pt_20_Italique" style:display-name="Style Titre + (Latin) Arabic Transparent 18 pt Italique" style:family="paragraph" style:parent-style-name="Title">
      <style:text-properties style:font-name="Arial" fo:font-family="Arial" style:font-family-generic="swiss" style:font-pitch="variable" fo:font-size="18pt" fo:font-style="italic" style:font-size-asian="18pt" style:font-style-asian="italic" style:font-style-complex="italic"/>
    </style:style>
    <style:style style:name="chapitre" style:family="paragraph" style:parent-style-name="Style_20_Titre_20__2b__20__28_Latin_29__20_Arabic_20_Transparent_20_18_20_pt_20_Italique">
      <style:paragraph-properties fo:padding="0cm" fo:border="none"/>
      <style:text-properties style:font-name="Perpetua2" fo:font-family="Perpetua" style:font-style-name="Gras Italique" style:font-family-generic="roman" style:font-pitch="variable" fo:font-size="16pt" style:font-name-complex="Times New Roman" style:font-family-complex="'Times New Roman'" style:font-family-generic-complex="roman" style:font-pitch-complex="variable" style:font-size-complex="10pt"/>
    </style:style>
    <style:style style:name="Text" style:family="paragraph" style:parent-style-name="Caption" style:class="extra"/>
    <style:style style:name="aide" style:family="paragraph" style:parent-style-name="Text_20_body" style:class="text">
      <style:graphic-properties draw:fill="solid" draw:fill-color="#e6e6ff" draw:opacity="100%"/>
      <style:paragraph-properties fo:background-color="#e6e6ff"/>
    </style:style>
    <style:style style:name="puce" style:family="paragraph" style:parent-style-name="Standard" style:list-style-name="WW8Num1" style:class="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rouge" style:family="text" style:parent-style-name="Police_20_par_20_défaut"/>
    <style:style style:name="etudiant" style:family="text">
      <style:text-properties fo:color="#ff9966" style:font-name="Perpetua" fo:font-family="Perpetua" style:font-style-name="Normal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24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5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5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5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8Num10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95z1" text:bullet-char="o">
        <style:list-level-properties text:list-level-position-and-space-mode="label-alignment">
          <style:list-level-label-alignment text:label-followed-by="listtab" fo:text-indent="-0.635cm" fo:margin-left="2.148cm"/>
        </style:list-level-properties>
        <style:text-properties style:font-name="Courier New1"/>
      </text:list-level-style-bullet>
      <text:list-level-style-bullet text:level="3" text:style-name="WW8Num95z2" text:bullet-char="">
        <style:list-level-properties text:list-level-position-and-space-mode="label-alignment">
          <style:list-level-label-alignment text:label-followed-by="listtab" fo:text-indent="-0.635cm" fo:margin-left="3.418cm"/>
        </style:list-level-properties>
        <style:text-properties style:font-name="Wingdings"/>
      </text:list-level-style-bullet>
      <text:list-level-style-bullet text:level="4" text:style-name="WW8Num95z0" text:bullet-char="">
        <style:list-level-properties text:list-level-position-and-space-mode="label-alignment">
          <style:list-level-label-alignment text:label-followed-by="listtab" fo:text-indent="-0.635cm" fo:margin-left="4.688cm"/>
        </style:list-level-properties>
        <style:text-properties style:font-name="Symbol"/>
      </text:list-level-style-bullet>
      <text:list-level-style-bullet text:level="5" text:style-name="WW8Num95z1" text:bullet-char="o">
        <style:list-level-properties text:list-level-position-and-space-mode="label-alignment">
          <style:list-level-label-alignment text:label-followed-by="listtab" fo:text-indent="-0.635cm" fo:margin-left="5.958cm"/>
        </style:list-level-properties>
        <style:text-properties style:font-name="Courier New1"/>
      </text:list-level-style-bullet>
      <text:list-level-style-bullet text:level="6" text:style-name="WW8Num95z2" text:bullet-char="">
        <style:list-level-properties text:list-level-position-and-space-mode="label-alignment">
          <style:list-level-label-alignment text:label-followed-by="listtab" fo:text-indent="-0.635cm" fo:margin-left="7.228cm"/>
        </style:list-level-properties>
        <style:text-properties style:font-name="Wingdings"/>
      </text:list-level-style-bullet>
      <text:list-level-style-bullet text:level="7" text:style-name="WW8Num95z0" text:bullet-char="">
        <style:list-level-properties text:list-level-position-and-space-mode="label-alignment">
          <style:list-level-label-alignment text:label-followed-by="listtab" fo:text-indent="-0.635cm" fo:margin-left="8.498cm"/>
        </style:list-level-properties>
        <style:text-properties style:font-name="Symbol"/>
      </text:list-level-style-bullet>
      <text:list-level-style-bullet text:level="8" text:style-name="WW8Num95z1" text:bullet-char="o">
        <style:list-level-properties text:list-level-position-and-space-mode="label-alignment">
          <style:list-level-label-alignment text:label-followed-by="listtab" fo:text-indent="-0.635cm" fo:margin-left="9.768cm"/>
        </style:list-level-properties>
        <style:text-properties style:font-name="Courier New1"/>
      </text:list-level-style-bullet>
      <text:list-level-style-bullet text:level="9" text:style-name="WW8Num95z2" text:bullet-char="">
        <style:list-level-properties text:list-level-position-and-space-mode="label-alignment">
          <style:list-level-label-alignment text:label-followed-by="listtab" fo:text-indent="-0.635cm" fo:margin-left="11.0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79e1a" style:font-weight-asian="bold" style:font-weight-complex="bold"/>
    </style:style>
    <style:style style:name="MT3" style:family="text">
      <style:text-properties style:text-position="super 58%"/>
    </style:style>
    <style:style style:name="MT4" style:family="text"/>
    <style:page-layout style:name="Mpm1">
      <style:page-layout-properties fo:page-width="21.001cm" fo:page-height="29.7cm" style:num-format="1" style:print-orientation="portrait" fo:margin-top="1.249cm" fo:margin-bottom="1.3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ossier </text:span><text:span text:style-name="MT2">3</text:span><text:tab/>Développement professionnel en PHP<text:tab/>BTS SIO 2<text:span text:style-name="MT3">ème</text:span> année SLAM-CF</text:p>
      </style:header>
      <style:footer>
        <text:p text:style-name="Footer">C.Fichet<text:tab/><text:span text:style-name="Page_20_Number"><text:page-number text:select-page="current">3</text:page-number></text:span><text:span text:style-name="Page_20_Number">/</text:span><text:span text:style-name="Page_20_Number"><text:page-count>3</text:page-count></text:span><text:span text:style-name="Page_20_Number"><text:tab/>2018-201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09-23T11:09:00.12</meta:creation-date>
    <dc:language>fr-FR</dc:language>
    <meta:editing-cycles>67</meta:editing-cycles>
    <meta:editing-duration>P1DT13H50M57S</meta:editing-duration>
    <dc:title>coursSLAMCF</dc:title>
    <meta:initial-creator>Claude Fichet</meta:initial-creator>
    <dc:date>2018-09-25T17:57:30.713000000</dc:date>
    <meta:print-date>2017-03-17T15:49:54.611000000</meta:print-date>
    <meta:document-statistic meta:table-count="0" meta:image-count="0" meta:object-count="0" meta:page-count="3" meta:paragraph-count="80" meta:word-count="732" meta:character-count="4650" meta:non-whitespace-character-count="3839"/>
    <meta:user-defined meta:name="Info 1"/>
    <meta:user-defined meta:name="Info 2"/>
    <meta:user-defined meta:name="Info 3"/>
    <meta:user-defined meta:name="Info 4"/>
    <meta:template xlink:type="simple" xlink:actuate="onRequest" xlink:title="coursSLAMCF" xlink:href="file:///C:/Users/travail/AppData/Roaming/OpenOffice/4/user/template/coursSLAMCF1.ott" meta:date="2015-09-23T11:08:59.650000000"/>
  </office:meta>
</office:document-meta>
</file>